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E9800001CA1000005CA923763AE09D71344.svg" manifest:media-type="image/svg+xml"/>
  <manifest:file-entry manifest:full-path="Pictures/10000200000001200000019230507728F83FCFC9.gif" manifest:media-type="image/gif"/>
  <manifest:file-entry manifest:full-path="Pictures/1000020100000115000000388B3B89A6E4FFA8B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contextual-spacing="false"/>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ext_20_body">
      <style:paragraph-properties fo:margin-top="0cm" fo:margin-bottom="0.499cm" style:contextual-spacing="false"/>
    </style:style>
    <style:style style:name="P9"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0" style:family="paragraph" style:parent-style-name="Text_20_body">
      <style:paragraph-properties fo:margin-top="0.102cm" fo:margin-bottom="0.102cm" style:contextual-spacing="false"/>
    </style:style>
    <style:style style:name="P11"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2" style:family="paragraph" style:parent-style-name="Contents_20_4">
      <style:paragraph-properties>
        <style:tab-stops>
          <style:tab-stop style:position="13.753cm" style:type="right" style:leader-style="dotted" style:leader-text="."/>
        </style:tab-stops>
      </style:paragraph-properties>
    </style:style>
    <style:style style:name="P13" style:family="paragraph" style:parent-style-name="Subtitle">
      <style:text-properties style:font-name="Liberation Sans1" fo:font-size="18pt" fo:font-weight="bold" style:letter-kerning="true" style:font-size-asian="18pt" style:font-weight-asian="bold" style:font-name-complex="Arial1" style:font-size-complex="18pt" style:font-weight-complex="bold"/>
    </style:style>
    <style:style style:name="P14" style:family="paragraph" style:parent-style-name="Contents_20_1">
      <style:paragraph-properties>
        <style:tab-stops>
          <style:tab-stop style:position="15.251cm" style:type="right" style:leader-style="dotted" style:leader-text="."/>
        </style:tab-stops>
      </style:paragraph-properties>
    </style:style>
    <style:style style:name="P15" style:family="paragraph" style:parent-style-name="Contents_20_2">
      <style:paragraph-properties>
        <style:tab-stops>
          <style:tab-stop style:position="14.751cm" style:type="right" style:leader-style="dotted" style:leader-text="."/>
        </style:tab-stops>
      </style:paragraph-properties>
    </style:style>
    <style:style style:name="P16" style:family="paragraph" style:parent-style-name="Contents_20_3">
      <style:paragraph-properties>
        <style:tab-stops>
          <style:tab-stop style:position="14.252cm" style:type="right" style:leader-style="dotted" style:leader-text="."/>
        </style:tab-stops>
      </style:paragraph-properties>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Heading_20_1" style:master-page-name="MP0">
      <style:paragraph-properties style:page-number="auto"/>
    </style:style>
    <style:style style:name="P20" style:family="paragraph" style:parent-style-name="Heading_20_2">
      <style:paragraph-properties fo:margin-left="0cm" fo:margin-right="0cm" fo:text-indent="0cm" style:auto-text-indent="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cm" fo:margin-bottom="0.152cm" style:contextual-spacing="false"/>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1"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1" fo:font-weight="normal" style:font-weight-asian="normal" style:font-size-complex="10pt"/>
    </style:style>
    <style:style style:name="T7" style:family="text">
      <style:text-properties style:use-window-font-color="true" style:font-name="Liberation Sans1"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fo:font-style="italic" style:font-style-asian="italic" style:font-style-complex="italic"/>
    </style:style>
    <style:style style:name="T13" style:family="text">
      <style:text-properties fo:color="#000000"/>
    </style:style>
    <style:style style:name="T14" style:family="text">
      <style:text-properties fo:language="en" fo:country="US" style:language-complex="ar" style:country-complex="SA"/>
    </style:style>
    <style:style style:name="T15" style:family="text">
      <style:text-properties style:font-name="Courier New1" fo:background-color="transparent"/>
    </style:style>
    <style:style style:name="T16" style:family="text">
      <style:text-properties fo:font-weight="normal" style:font-weight-asian="normal" style:font-weight-complex="normal"/>
    </style:style>
    <style:style style:name="T17" style:family="text">
      <style:text-properties style:font-name="Liberation Sans"/>
    </style:style>
    <style:style style:name="T18" style:family="text">
      <style:text-properties fo:font-style="normal" style:font-style-asian="normal" style:font-style-complex="normal"/>
    </style:style>
    <style:style style:name="T19"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changed-region xml:id="ct2895686730784" text:id="ct2895686730784">
          <text:format-change>
            <office:change-info>
              <dc:creator>Unknown Author</dc:creator>
              <dc:date>2022-04-21T11:49:34</dc:date>
              <text:p>OFFICE-4088</text:p>
              <text:p/>
            </office:change-info>
          </text:format-change>
        </text:changed-region>
        <text:changed-region xml:id="ct2895686726224" text:id="ct2895686726224">
          <text:insertion>
            <office:change-info>
              <dc:creator>Francis Cave</dc:creator>
              <dc:date>2022-10-01T18:57:15</dc:date>
              <text:p>OFFICE-4088</text:p>
              <text:p/>
            </office:change-info>
          </text:insertion>
        </text:changed-region>
        <text:changed-region xml:id="ct2895686736064" text:id="ct2895686736064">
          <text:insertion>
            <office:change-info>
              <dc:creator>Unknown Author</dc:creator>
              <dc:date>2022-04-21T11:49:43</dc:date>
              <text:p>OFFICE-4088</text:p>
              <text:p/>
            </office:change-info>
          </text:insertion>
        </text:changed-region>
        <text:changed-region xml:id="ct2895686731024" text:id="ct2895686731024">
          <text:deletion>
            <office:change-info>
              <dc:creator>Unknown Author</dc:creator>
              <dc:date>2022-04-21T11:49:40</dc:date>
              <text:p>OFFICE-4088</text:p>
              <text:p/>
            </office:change-info>
            <text:p text:style-name="Text_20_bod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11.1cm" svg:height="2.221cm" draw:z-index="0"><draw:image xlink:href="Pictures/10000E9800001CA1000005CA923763AE09D71344.svg" xlink:type="simple" xlink:show="embed" xlink:actuate="onLoad" draw:mime-type="image/svg+xml"/>
     <draw:image xlink:href="Pictures/1000020100000115000000388B3B89A6E4FFA8BB.png" xlink:type="simple" xlink:show="embed" xlink:actuate="onLoad" draw:mime-type="image/png"/>
    </draw:frame></text:p>
      <text:p text:style-name="Title">Open Document Format for Office Applications (OpenDocument) Version 1.3. Part 2: Packages</text:p>
      <text:p text:style-name="Subtitle">OASIS Standard</text:p>
      <text:p text:style-name="P13">27 April 2021</text:p>
      <text:p text:style-name="Title_20_page_20_info">This stage:</text:p>
      <text:p text:style-name="Title_20_page_20_info_20_description"><text:a xlink:type="simple" xlink:href="https://docs.oasis-open.org/office/OpenDocument/v1.3/os/part2-packages/OpenDocument-v1.3-os-part2-packages.odt" text:style-name="Internet_20_link" text:visited-style-name="Visited_20_Internet_20_Link">https://docs.oasis-open.org/office/OpenDocument/v1.3/os/part2-packages/OpenDocument-v1.3-os-part2-packages.odt</text:a> (Authoritative)</text:p>
      <text:p text:style-name="Title_20_page_20_info_20_description"><text:a xlink:type="simple" xlink:href="https://docs.oasis-open.org/office/OpenDocument/v1.3/os/part2-packages/OpenDocument-v1.3-os-part2-packages.html" text:style-name="Internet_20_link" text:visited-style-name="Visited_20_Internet_20_Link"><text:span text:style-name="T17">https://docs.oasis-open.org/office/OpenDocument/v1.3/os/part2-packages/OpenDocument-v1.3-os-part2-packages.html</text:span></text:a></text:p>
      <text:p text:style-name="Title_20_page_20_info_20_description"><text:a xlink:type="simple" xlink:href="https://docs.oasis-open.org/office/OpenDocument/v1.3/os/part2-packages/OpenDocument-v1.3-os-part2-packages.pdf" text:style-name="Internet_20_link" text:visited-style-name="Visited_20_Internet_20_Link"><text:span text:style-name="T17">https://docs.oasis-open.org/office/OpenDocument/v1.3/os/part2-packages/OpenDocument-v1.3-os-part2-packages.pdf</text:span></text:a></text:p>
      <text:p text:style-name="Title_20_page_20_info">Previous stage:</text:p>
      <text:p text:style-name="Title_20_page_20_info_20_description"><text:a xlink:type="simple" xlink:href="https://docs.oasis-open.org/office/OpenDocument/v1.3/cs02/part2-packages/OpenDocument-v1.3-cs02-part2-packages.odt" text:style-name="Internet_20_link" text:visited-style-name="Visited_20_Internet_20_Link">https://docs.oasis-open.org/office/OpenDocument/v1.3/cs02/part2-packages/OpenDocument-v1.3-cs02-part2-packages.odt</text:a> (Authoritative)</text:p>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17">https://docs.oasis-open.org/office/OpenDocument/v1.3/cs02/part2-packages/OpenDocument-v1.3-cs02-part2-packages.html</text:span></text:a></text:p>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17">https://docs.oasis-open.org/office/OpenDocument/v1.3/cs02/part2-packages/OpenDocument-v1.3-cs02-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7">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7">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7">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7">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729325697" text:style-name="BulletedList">
        <text:list-item>
          <text:p text:style-name="P22"><text:span text:style-name="T12">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21"><text:soft-page-break/><text:span text:style-name="T12">Open Document Format for Office Applications (OpenDocument) Version 1.3. Part 2: Packages</text:span>. <text:span text:style-name="T18">(this part)</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21"><text:span text:style-name="T12">Open Document Format for Office Applications (OpenDocument) Version 1.3. Part 3: OpenDocument Schema</text:span><text:span text:style-name="T18">.</text:span> <text:a xlink:type="simple" xlink:href="https://docs.oasis-open.org/office/OpenDocument/v1.3/os/part3-schema/OpenDocument-v1.3-os-part3-schema.html" text:style-name="Internet_20_link" text:visited-style-name="Visited_20_Internet_20_Link"><text:span text:style-name="T17">https://docs.oasis-open.org/office/OpenDocument/v1.3/os/part3-schema/OpenDocument-v1.3-os-part3-schema.html</text:span></text:a>.</text:p>
        </text:list-item>
        <text:list-item>
          <text:p text:style-name="P21"><text:span text:style-name="T12">Open Document Format for Office Applications (OpenDocument) Version 1.3. Part 4: Recalculated Formula (OpenFormula) Forma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21">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1"><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3">.</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2">Open Document Format for Office Applications (OpenDocument) Version 1.3. Part 2: Packages</text:span>. Edited by Francis Cave, Patrick Durusau, Svante Schubert and Michael Stahl. <text:span text:style-name="T6">27 April 2021. OASIS Standard</text:span>. <text:a xlink:type="simple" xlink:href="https://docs.oasis-open.org/office/OpenDocument/v1.3/os/part2-packages/OpenDocument-v1.3-os-part2-packages.html" text:style-name="Internet_20_link" text:visited-style-name="Visited_20_Internet_20_Link"><text:span text:style-name="T17">https://docs.oasis-open.org/office/OpenDocument/v1.3/os/part2-packages/OpenDocument-v1.3-os-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21.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4"><text:a xlink:type="simple" xlink:href="#__RefHeading__1663_2066116382" text:style-name="Index_20_Link" text:visited-style-name="Index_20_Link">1 <text:s text:c="2"/>Introduction<text:tab/>7</text:a></text:p>
          <text:p text:style-name="P15"><text:a xlink:type="simple" xlink:href="#__RefHeading___Toc3425783_125451375" text:style-name="Index_20_Link" text:visited-style-name="Index_20_Link">1.1 <text:s text:c="2"/>Introduction<text:tab/>7</text:a></text:p>
          <text:p text:style-name="P15"><text:a xlink:type="simple" xlink:href="#__RefHeading__752779_826425813" text:style-name="Index_20_Link" text:visited-style-name="Index_20_Link">1.2 <text:s text:c="2"/>Terminology<text:tab/>7</text:a></text:p>
          <text:p text:style-name="P15"><text:a xlink:type="simple" xlink:href="#__RefHeading__752781_826425813" text:style-name="Index_20_Link" text:visited-style-name="Index_20_Link">1.3 <text:s text:c="2"/>Normative References<text:tab/>7</text:a></text:p>
          <text:p text:style-name="P15"><text:a xlink:type="simple" xlink:href="#__RefHeading__752783_826425813" text:style-name="Index_20_Link" text:visited-style-name="Index_20_Link">1.4 <text:s text:c="2"/>Non Normative References<text:tab/>9</text:a></text:p>
          <text:p text:style-name="P15"><text:a xlink:type="simple" xlink:href="#__RefHeading__752785_826425813" text:style-name="Index_20_Link" text:visited-style-name="Index_20_Link">1.5 <text:s text:c="2"/>Namespaces<text:tab/>9</text:a></text:p>
          <text:p text:style-name="P14"><text:a xlink:type="simple" xlink:href="#__RefHeading__752787_826425813" text:style-name="Index_20_Link" text:visited-style-name="Index_20_Link">2 <text:s text:c="2"/>Packages, Package Consumers and Package Producers<text:tab/>10</text:a></text:p>
          <text:p text:style-name="P15"><text:a xlink:type="simple" xlink:href="#__RefHeading__4812_1473967831" text:style-name="Index_20_Link" text:visited-style-name="Index_20_Link">2.1 <text:s text:c="2"/>Introduction<text:tab/>10</text:a></text:p>
          <text:p text:style-name="P15"><text:a xlink:type="simple" xlink:href="#__RefHeading__752789_826425813" text:style-name="Index_20_Link" text:visited-style-name="Index_20_Link">2.2 <text:s text:c="2"/>Package Conformance<text:tab/>10</text:a></text:p>
          <text:p text:style-name="P16"><text:a xlink:type="simple" xlink:href="#__RefHeading__752791_826425813" text:style-name="Index_20_Link" text:visited-style-name="Index_20_Link">2.2.1 <text:s text:c="2"/>OpenDocument Package<text:tab/>10</text:a></text:p>
          <text:p text:style-name="P16"><text:a xlink:type="simple" xlink:href="#__RefHeading__752793_826425813" text:style-name="Index_20_Link" text:visited-style-name="Index_20_Link">2.2.2 <text:s text:c="2"/>OpenDocument Extended Package<text:tab/>10</text:a></text:p>
          <text:p text:style-name="P15"><text:a xlink:type="simple" xlink:href="#__RefHeading__752795_826425813" text:style-name="Index_20_Link" text:visited-style-name="Index_20_Link">2.3 <text:s text:c="2"/>Producers<text:tab/>11</text:a></text:p>
          <text:p text:style-name="P16"><text:a xlink:type="simple" xlink:href="#__RefHeading__752797_826425813" text:style-name="Index_20_Link" text:visited-style-name="Index_20_Link">2.3.1 <text:s text:c="2"/>OpenDocument Package Producer<text:tab/>11</text:a></text:p>
          <text:p text:style-name="P16"><text:a xlink:type="simple" xlink:href="#__RefHeading__752799_826425813" text:style-name="Index_20_Link" text:visited-style-name="Index_20_Link">2.3.2 <text:s text:c="2"/>OpenDocument Package Extended Producer<text:tab/>11</text:a></text:p>
          <text:p text:style-name="P15"><text:a xlink:type="simple" xlink:href="#__RefHeading__752801_826425813" text:style-name="Index_20_Link" text:visited-style-name="Index_20_Link">2.4 <text:s text:c="2"/>OpenDocument Package Consumer<text:tab/>11</text:a></text:p>
          <text:p text:style-name="P14"><text:a xlink:type="simple" xlink:href="#__RefHeading__752803_826425813" text:style-name="Index_20_Link" text:visited-style-name="Index_20_Link">3 <text:s text:c="2"/>Packages<text:tab/>12</text:a></text:p>
          <text:p text:style-name="P15"><text:a xlink:type="simple" xlink:href="#__RefHeading__752805_826425813" text:style-name="Index_20_Link" text:visited-style-name="Index_20_Link">3.1 <text:s text:c="2"/>General<text:tab/>12</text:a></text:p>
          <text:p text:style-name="P15"><text:a xlink:type="simple" xlink:href="#__RefHeading__752807_826425813" text:style-name="Index_20_Link" text:visited-style-name="Index_20_Link">3.2 <text:s text:c="2"/>Manifest<text:tab/>12</text:a></text:p>
          <text:p text:style-name="P15"><text:a xlink:type="simple" xlink:href="#__RefHeading__752809_826425813" text:style-name="Index_20_Link" text:visited-style-name="Index_20_Link">3.3 <text:s text:c="2"/>MIME Media Type<text:tab/>12</text:a></text:p>
          <text:p text:style-name="P15"><text:a xlink:type="simple" xlink:href="#__RefHeading__752811_826425813" text:style-name="Index_20_Link" text:visited-style-name="Index_20_Link">3.4 <text:s text:c="2"/>Encryption<text:tab/>13</text:a></text:p>
          <text:p text:style-name="P16"><text:a xlink:type="simple" xlink:href="#__RefHeading__752813_826425813" text:style-name="Index_20_Link" text:visited-style-name="Index_20_Link">3.4.1 <text:s text:c="2"/>General<text:tab/>13</text:a></text:p>
          <text:p text:style-name="P16"><text:a xlink:type="simple" xlink:href="#__RefHeading__752815_826425813" text:style-name="Index_20_Link" text:visited-style-name="Index_20_Link">3.4.2 <text:s text:c="2"/>Encryption Process<text:tab/>13</text:a></text:p>
          <text:p text:style-name="P15"><text:a xlink:type="simple" xlink:href="#__RefHeading__752817_826425813" text:style-name="Index_20_Link" text:visited-style-name="Index_20_Link">3.5 <text:s text:c="2"/>Digital Signatures<text:tab/>14</text:a></text:p>
          <text:p text:style-name="P15"><text:a xlink:type="simple" xlink:href="#__RefHeading__752819_826425813" text:style-name="Index_20_Link" text:visited-style-name="Index_20_Link">3.6 <text:s text:c="2"/>Metadata<text:tab/>14</text:a></text:p>
          <text:p text:style-name="P15"><text:a xlink:type="simple" xlink:href="#__RefHeading__752821_826425813" text:style-name="Index_20_Link" text:visited-style-name="Index_20_Link">3.7 <text:s text:c="2"/>Usage of IRIs Within Packages<text:tab/>14</text:a></text:p>
          <text:p text:style-name="P15"><text:a xlink:type="simple" xlink:href="#__RefHeading__752823_826425813" text:style-name="Index_20_Link" text:visited-style-name="Index_20_Link">3.8 <text:s text:c="2"/>Preview Image<text:tab/>15</text:a></text:p>
          <text:p text:style-name="P15"><text:a xlink:type="simple" xlink:href="#__RefHeading___Toc11964_2705524876" text:style-name="Index_20_Link" text:visited-style-name="Index_20_Link">3.9 <text:s text:c="2"/>Interactions Between Encryption and Digital Signatures<text:tab/>16</text:a></text:p>
          <text:p text:style-name="P14"><text:a xlink:type="simple" xlink:href="#__RefHeading__752825_826425813" text:style-name="Index_20_Link" text:visited-style-name="Index_20_Link">4 <text:s text:c="2"/>Manifest File<text:tab/>17</text:a></text:p>
          <text:p text:style-name="P15"><text:a xlink:type="simple" xlink:href="#__RefHeading__752827_826425813" text:style-name="Index_20_Link" text:visited-style-name="Index_20_Link">4.1 <text:s text:c="2"/>Introduction<text:tab/>17</text:a></text:p>
          <text:p text:style-name="P15"><text:a xlink:type="simple" xlink:href="#__RefHeading__752829_826425813" text:style-name="Index_20_Link" text:visited-style-name="Index_20_Link">4.2 <text:s text:c="2"/>&lt;manifest:manifest&gt;<text:tab/>17</text:a></text:p>
          <text:p text:style-name="P15"><text:a xlink:type="simple" xlink:href="#__RefHeading__752831_826425813" text:style-name="Index_20_Link" text:visited-style-name="Index_20_Link">4.3 <text:s text:c="2"/>&lt;manifest:file-entry&gt;<text:tab/>17</text:a></text:p>
          <text:p text:style-name="P15"><text:a xlink:type="simple" xlink:href="#__RefHeading__752833_826425813" text:style-name="Index_20_Link" text:visited-style-name="Index_20_Link">4.4 <text:s text:c="2"/>&lt;manifest:encryption-data&gt;<text:tab/>17</text:a></text:p>
          <text:p text:style-name="P15"><text:soft-page-break/><text:a xlink:type="simple" xlink:href="#__RefHeading__752835_826425813" text:style-name="Index_20_Link" text:visited-style-name="Index_20_Link">4.5 <text:s text:c="2"/>&lt;manifest:algorithm&gt;<text:tab/>18</text:a></text:p>
          <text:p text:style-name="P15"><text:a xlink:type="simple" xlink:href="#__RefHeading__752837_826425813" text:style-name="Index_20_Link" text:visited-style-name="Index_20_Link">4.6 <text:s text:c="2"/>&lt;manifest:start-key-generation&gt;<text:tab/>18</text:a></text:p>
          <text:p text:style-name="P15"><text:a xlink:type="simple" xlink:href="#__RefHeading__752839_826425813" text:style-name="Index_20_Link" text:visited-style-name="Index_20_Link">4.7 <text:s text:c="2"/>&lt;manifest:key-derivation&gt;<text:tab/>18</text:a></text:p>
          <text:p text:style-name="P15"><text:a xlink:type="simple" xlink:href="#__RefHeading___Toc11966_2705524876" text:style-name="Index_20_Link" text:visited-style-name="Index_20_Link">4.8 <text:s text:c="2"/>&lt;manifest:encrypted-key&gt;<text:tab/>19</text:a></text:p>
          <text:p text:style-name="P15"><text:a xlink:type="simple" xlink:href="#__RefHeading___Toc11968_2705524876" text:style-name="Index_20_Link" text:visited-style-name="Index_20_Link">4.9 <text:s text:c="2"/>&lt;manifest:encryption-method&gt;<text:tab/>19</text:a></text:p>
          <text:p text:style-name="P15"><text:a xlink:type="simple" xlink:href="#__RefHeading___Toc11970_2705524876" text:style-name="Index_20_Link" text:visited-style-name="Index_20_Link">4.10 <text:s text:c="3"/>&lt;manifest:keyinfo&gt;<text:tab/>19</text:a></text:p>
          <text:p text:style-name="P15"><text:a xlink:type="simple" xlink:href="#__RefHeading___Toc11972_2705524876" text:style-name="Index_20_Link" text:visited-style-name="Index_20_Link">4.11 <text:s text:c="2"/>&lt;manifest:PGPData&gt;<text:tab/>19</text:a></text:p>
          <text:p text:style-name="P15"><text:a xlink:type="simple" xlink:href="#__RefHeading___Toc11974_2705524876" text:style-name="Index_20_Link" text:visited-style-name="Index_20_Link">4.12 <text:s text:c="2"/>&lt;manifest:PGPKeyID&gt;<text:tab/>19</text:a></text:p>
          <text:p text:style-name="P15"><text:a xlink:type="simple" xlink:href="#__RefHeading___Toc11976_2705524876" text:style-name="Index_20_Link" text:visited-style-name="Index_20_Link">4.13 <text:s text:c="2"/>&lt;manifest:PGPKeyPacket&gt;<text:tab/>20</text:a></text:p>
          <text:p text:style-name="P15"><text:a xlink:type="simple" xlink:href="#__RefHeading___Toc11978_2705524876" text:style-name="Index_20_Link" text:visited-style-name="Index_20_Link">4.14 <text:s text:c="2"/>&lt;manifest:CipherData&gt;<text:tab/>20</text:a></text:p>
          <text:p text:style-name="P15"><text:a xlink:type="simple" xlink:href="#__RefHeading___Toc11980_2705524876" text:style-name="Index_20_Link" text:visited-style-name="Index_20_Link">4.15 <text:s text:c="2"/>&lt;manifest:CipherValue&gt;<text:tab/>20</text:a></text:p>
          <text:p text:style-name="P15"><text:a xlink:type="simple" xlink:href="#__RefHeading__752841_826425813" text:style-name="Index_20_Link" text:visited-style-name="Index_20_Link">4.16 <text:s text:c="2"/>Manifest Attributes<text:tab/>20</text:a></text:p>
          <text:p text:style-name="P16"><text:a xlink:type="simple" xlink:href="#__RefHeading__752843_826425813" text:style-name="Index_20_Link" text:visited-style-name="Index_20_Link">4.16.1 <text:s text:c="2"/>manifest:algorithm-name<text:tab/>20</text:a></text:p>
          <text:p text:style-name="P16"><text:a xlink:type="simple" xlink:href="#__RefHeading__752845_826425813" text:style-name="Index_20_Link" text:visited-style-name="Index_20_Link">4.16.2 <text:s text:c="2"/>manifest:checksum<text:tab/>21</text:a></text:p>
          <text:p text:style-name="P16"><text:a xlink:type="simple" xlink:href="#__RefHeading__752847_826425813" text:style-name="Index_20_Link" text:visited-style-name="Index_20_Link">4.16.3 <text:s text:c="2"/>manifest:checksum-type<text:tab/>21</text:a></text:p>
          <text:p text:style-name="P16"><text:a xlink:type="simple" xlink:href="#__RefHeading__752849_826425813" text:style-name="Index_20_Link" text:visited-style-name="Index_20_Link">4.16.4 <text:s text:c="2"/>manifest:full-path<text:tab/>22</text:a></text:p>
          <text:p text:style-name="P16"><text:a xlink:type="simple" xlink:href="#__RefHeading__752851_826425813" text:style-name="Index_20_Link" text:visited-style-name="Index_20_Link">4.16.5 <text:s text:c="2"/>manifest:initialisation-vector<text:tab/>22</text:a></text:p>
          <text:p text:style-name="P16"><text:a xlink:type="simple" xlink:href="#__RefHeading__752853_826425813" text:style-name="Index_20_Link" text:visited-style-name="Index_20_Link">4.16.6 <text:s text:c="2"/>manifest:start-key-generation-name<text:tab/>22</text:a></text:p>
          <text:p text:style-name="P16"><text:a xlink:type="simple" xlink:href="#__RefHeading__752855_826425813" text:style-name="Index_20_Link" text:visited-style-name="Index_20_Link">4.16.7 <text:s text:c="2"/>manifest:key-size<text:tab/>23</text:a></text:p>
          <text:p text:style-name="P16"><text:a xlink:type="simple" xlink:href="#__RefHeading__752857_826425813" text:style-name="Index_20_Link" text:visited-style-name="Index_20_Link">4.16.8 <text:s text:c="2"/>manifest:iteration-count<text:tab/>23</text:a></text:p>
          <text:p text:style-name="P16"><text:a xlink:type="simple" xlink:href="#__RefHeading__752859_826425813" text:style-name="Index_20_Link" text:visited-style-name="Index_20_Link">4.16.9 <text:s text:c="2"/>manifest:key-derivation-name<text:tab/>23</text:a></text:p>
          <text:p text:style-name="P16"><text:a xlink:type="simple" xlink:href="#__RefHeading__752861_826425813" text:style-name="Index_20_Link" text:visited-style-name="Index_20_Link">4.16.10 <text:s text:c="2"/>manifest:media-type<text:tab/>24</text:a></text:p>
          <text:p text:style-name="P16"><text:a xlink:type="simple" xlink:href="#__RefHeading__752863_826425813" text:style-name="Index_20_Link" text:visited-style-name="Index_20_Link">4.16.11 <text:s text:c="2"/>manifest:preferred-view-mode<text:tab/>24</text:a></text:p>
          <text:p text:style-name="P16"><text:a xlink:type="simple" xlink:href="#__RefHeading__752865_826425813" text:style-name="Index_20_Link" text:visited-style-name="Index_20_Link">4.16.12 <text:s text:c="2"/>manifest:salt<text:tab/>24</text:a></text:p>
          <text:p text:style-name="P16"><text:a xlink:type="simple" xlink:href="#__RefHeading__752867_826425813" text:style-name="Index_20_Link" text:visited-style-name="Index_20_Link">4.16.13 <text:s text:c="2"/>manifest:size<text:tab/>25</text:a></text:p>
          <text:p text:style-name="P16"><text:a xlink:type="simple" xlink:href="#__RefHeading__752869_826425813" text:style-name="Index_20_Link" text:visited-style-name="Index_20_Link">4.16.14 <text:s text:c="2"/>manifest:version<text:tab/>25</text:a></text:p>
          <text:p text:style-name="P12"><text:a xlink:type="simple" xlink:href="#__RefHeading___Toc3425785_125451375" text:style-name="Index_20_Link" text:visited-style-name="Index_20_Link">4.16.14.1 <text:s text:c="2"/>&lt;manifest:file-entry&gt;<text:tab/>25</text:a></text:p>
          <text:p text:style-name="P12"><text:a xlink:type="simple" xlink:href="#__RefHeading___Toc3425787_125451375" text:style-name="Index_20_Link" text:visited-style-name="Index_20_Link">4.16.14.2 <text:s text:c="2"/>&lt;manifest:manifest&gt;<text:tab/>25</text:a></text:p>
          <text:p text:style-name="P15"><text:a xlink:type="simple" xlink:href="#__RefHeading___Toc11982_2705524876" text:style-name="Index_20_Link" text:visited-style-name="Index_20_Link">4.17 <text:s text:c="2"/>manifest:PGPAlgorithm<text:tab/>25</text:a></text:p>
          <text:p text:style-name="P14"><text:a xlink:type="simple" xlink:href="#__RefHeading__752871_826425813" text:style-name="Index_20_Link" text:visited-style-name="Index_20_Link">5 <text:s text:c="2"/>Digital Signatures File<text:tab/>26</text:a></text:p>
          <text:p text:style-name="P15"><text:a xlink:type="simple" xlink:href="#__RefHeading__752873_826425813" text:style-name="Index_20_Link" text:visited-style-name="Index_20_Link">5.1 <text:s text:c="2"/>Introduction<text:tab/>26</text:a></text:p>
          <text:p text:style-name="P15"><text:a xlink:type="simple" xlink:href="#__RefHeading__752875_826425813" text:style-name="Index_20_Link" text:visited-style-name="Index_20_Link">5.2 <text:s text:c="2"/>&lt;dsig:document-signatures&gt;<text:tab/>26</text:a></text:p>
          <text:p text:style-name="P15"><text:a xlink:type="simple" xlink:href="#__RefHeading__752877_826425813" text:style-name="Index_20_Link" text:visited-style-name="Index_20_Link">5.3 <text:s text:c="2"/>&lt;ds:Signature&gt;<text:tab/>26</text:a></text:p>
          <text:p text:style-name="P15"><text:a xlink:type="simple" xlink:href="#__RefHeading__752879_826425813" text:style-name="Index_20_Link" text:visited-style-name="Index_20_Link">5.4 <text:s text:c="2"/>Digital Signatures Attributes<text:tab/>28</text:a></text:p>
          <text:p text:style-name="P16"><text:soft-page-break/><text:a xlink:type="simple" xlink:href="#__RefHeading__752881_826425813" text:style-name="Index_20_Link" text:visited-style-name="Index_20_Link">5.4.1 <text:s text:c="2"/>dsig:version<text:tab/>28</text:a></text:p>
          <text:p text:style-name="P14"><text:a xlink:type="simple" xlink:href="#__RefHeading__752883_826425813" text:style-name="Index_20_Link" text:visited-style-name="Index_20_Link">6 <text:s text:c="2"/>Metadata Manifest Files<text:tab/>29</text:a></text:p>
          <text:p text:style-name="P15"><text:a xlink:type="simple" xlink:href="#__RefHeading__752885_826425813" text:style-name="Index_20_Link" text:visited-style-name="Index_20_Link">6.1 <text:s text:c="2"/>General<text:tab/>29</text:a></text:p>
          <text:p text:style-name="P15"><text:a xlink:type="simple" xlink:href="#__RefHeading__752887_826425813" text:style-name="Index_20_Link" text:visited-style-name="Index_20_Link">6.2 <text:s text:c="2"/>pkg:Document<text:tab/>29</text:a></text:p>
          <text:p text:style-name="P15"><text:a xlink:type="simple" xlink:href="#__RefHeading__752889_826425813" text:style-name="Index_20_Link" text:visited-style-name="Index_20_Link">6.3 <text:s text:c="2"/>pkg:File<text:tab/>29</text:a></text:p>
          <text:p text:style-name="P15"><text:a xlink:type="simple" xlink:href="#__RefHeading__752891_826425813" text:style-name="Index_20_Link" text:visited-style-name="Index_20_Link">6.4 <text:s text:c="2"/>pkg:MetadataFile<text:tab/>29</text:a></text:p>
          <text:p text:style-name="P15"><text:a xlink:type="simple" xlink:href="#__RefHeading__752893_826425813" text:style-name="Index_20_Link" text:visited-style-name="Index_20_Link">6.5 <text:s text:c="2"/>pkg:Element<text:tab/>29</text:a></text:p>
          <text:p text:style-name="P15"><text:a xlink:type="simple" xlink:href="#__RefHeading__752895_826425813" text:style-name="Index_20_Link" text:visited-style-name="Index_20_Link">6.6 <text:s text:c="2"/>pkg:hasPart<text:tab/>29</text:a></text:p>
          <text:p text:style-name="P15"><text:a xlink:type="simple" xlink:href="#__RefHeading__752897_826425813" text:style-name="Index_20_Link" text:visited-style-name="Index_20_Link">6.7 <text:s text:c="2"/>pkg:mimeType<text:tab/>29</text:a></text:p>
          <text:p text:style-name="P14"><text:a xlink:type="simple" xlink:href="#__RefHeading__752899_826425813" text:style-name="Index_20_Link" text:visited-style-name="Index_20_Link">7 <text:s text:c="2"/>Datatypes<text:tab/>31</text:a></text:p>
          <text:p text:style-name="P15"><text:a xlink:type="simple" xlink:href="#__RefHeading__752901_826425813" text:style-name="Index_20_Link" text:visited-style-name="Index_20_Link">7.1 <text:s text:c="2"/>Introduction<text:tab/>31</text:a></text:p>
          <text:p text:style-name="P15"><text:a xlink:type="simple" xlink:href="#__RefHeading__752903_826425813" text:style-name="Index_20_Link" text:visited-style-name="Index_20_Link">7.2 <text:s text:c="2"/>W3C Schema Datatypes<text:tab/>31</text:a></text:p>
          <text:p text:style-name="P15"><text:a xlink:type="simple" xlink:href="#__RefHeading__752905_826425813" text:style-name="Index_20_Link" text:visited-style-name="Index_20_Link">7.3 <text:s text:c="2"/>Other Datatypes<text:tab/>31</text:a></text:p>
          <text:p text:style-name="P16"><text:a xlink:type="simple" xlink:href="#__RefHeading__752907_826425813" text:style-name="Index_20_Link" text:visited-style-name="Index_20_Link">7.3.1 <text:s text:c="2"/>namespacedToken<text:tab/>31</text:a></text:p>
          <text:p text:style-name="P14"><text:a xlink:type="simple" xlink:href="#__RefHeading__752909_826425813" text:style-name="Index_20_Link" text:visited-style-name="Index_20_Link">Appendix A <text:s/>Schemas<text:tab/>32</text:a></text:p>
          <text:p text:style-name="P15"><text:a xlink:type="simple" xlink:href="#__RefHeading__752911_826425813" text:style-name="Index_20_Link" text:visited-style-name="Index_20_Link">Appendix A.1 <text:s/>OpenDocument Manifest Schema<text:tab/>32</text:a></text:p>
          <text:p text:style-name="P15"><text:a xlink:type="simple" xlink:href="#__RefHeading__752913_826425813" text:style-name="Index_20_Link" text:visited-style-name="Index_20_Link">Appendix A.2 <text:s/>OpenDocument Digital Signature Schema<text:tab/>32</text:a></text:p>
          <text:p text:style-name="P14"><text:a xlink:type="simple" xlink:href="#__RefHeading__752915_826425813" text:style-name="Index_20_Link" text:visited-style-name="Index_20_Link">Appendix B <text:s/>OpenDocument Metadata Manifest Ontology<text:tab/>33</text:a></text:p>
          <text:p text:style-name="P14"><text:a xlink:type="simple" xlink:href="#__RefHeading__752917_826425813" text:style-name="Index_20_Link" text:visited-style-name="Index_20_Link">Appendix C <text:s/>Zip File Structure (Non normative)<text:tab/>34</text:a></text:p>
          <text:p text:style-name="P14"><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19"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6">[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6">[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style-name="TableLine2895827726976">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2895827736768">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2895827730240">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2895827735136">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2895827735408">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2895827723168">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2895827721808">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1225461794" text:style-name="Document_20_Conformance">
        <text:list-item>
          <text:p text:style-name="P25">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5">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5">It <text:span text:style-name="ISO_20_Keyword">shall</text:span> not contain other files whose relative path begins with<text:span text:style-name="T4"> </text:span>“META-INF/” other than those listed in B) and D), nor <text:span text:style-name="ISO_20_Keyword">shall</text:span>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215135505289172"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1710723160"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658579801"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27">It <text:span text:style-name="ISO_20_Keyword">shall</text:span> be a nonvalidating XML processor with regard to the XML 1.0 specification <text:reference-ref text:reference-format="text" text:ref-name="nref-XML1.0">[XML1.0]</text:reference-ref>.</text:p>
            </text:list-item>
            <text:list-item>
              <text:p text:style-name="P27">It <text:span text:style-name="ISO_20_Keyword">shall</text:span> be<text:span text:style-name="T4">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215135195511186" text:continue-list="list3729325697"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215135381843428" text:continue-list="list215135195511186" text:style-name="BulletedList">
        <text:list-item text:start-value="1">
          <text:p text:style-name="P28">the string 'PK' at position 0 of all zip files</text:p>
        </text:list-item>
        <text:list-item>
          <text:p text:style-name="P28">the string 'mimetype' beginning at position 30</text:p>
        </text:list-item>
        <text:list-item>
          <text:p text:style-name="P28">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895819188984"/>encryption<text:alphabetical-index-mark-end text:id="IMark2895819188984"/> process takes place in the following stages:</text:p>
      <text:list xml:id="list215135324238098" text:continue-list="list215135381843428"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1329565"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1839014956"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text:soft-page-break/>If the relative IRI buffer starts with the character sequence "./" (U+002E, FULL STOP, followed by U+002F, SOLIDUS) then that character sequence it removed from the buffer. Continue with step 7.</text:p>
        </text:list-item>
        <text:list-item>
          <text:p text:style-name="P30">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4">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895819186008"/><text:span text:style-name="Element">&lt;manifest:file-entry&gt;</text:span><text:alphabetical-index-mark-end text:id="IMark2895819186008"/>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895819164024"/><text:span text:style-name="Element">&lt;manifest:encryption-data&gt;</text:span><text:alphabetical-index-mark-end text:id="IMark2895819164024"/>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895819164024"/><text:span text:style-name="Element">&lt;manifest:algorithm&gt;</text:span><text:alphabetical-index-mark-end text:id="IMark2895819164024"/>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text:span><text:span text:style-name="ISO_20_Keyword">shall not</text:span><text:span text:style-name="T9">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text:span><text:span text:style-name="ISO_20_Keyword">shall</text:span><text:span text:style-name="T9">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0"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895819164600"/><text:span text:style-name="Element">&lt;manifest:start-key-generation&gt;</text:span><text:alphabetical-index-mark-end text:id="IMark2895819164600"/>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895819162680"/><text:span text:style-name="Element">&lt;manifest:key-derivation&gt;</text:span><text:alphabetical-index-mark-end text:id="IMark2895819162680"/>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895819165656"/><text:span text:style-name="Attribute">manifest:algorithm-name</text:span><text:alphabetical-index-mark-end text:id="IMark2895819165656"/> attribute specifies the algorithm and mode used to encrypt a file entry. </text:p>
      <text:p text:style-name="Text_20_body">The defined values for the <text:span text:style-name="Attribute">manifest:algorithm-name</text:span> attribute are:</text:p>
      <text:list xml:id="list215136326564352" text:continue-list="list215135324238098" text:style-name="BulletedList">
        <text:list-item text:start-value="1">
          <text:p text:style-name="P28"><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28">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215136114177192" text:continue-list="list215136326564352"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895819162392"/><text:span text:style-name="Attribute">manifest:full-path</text:span><text:alphabetical-index-mark-end text:id="IMark2895819162392"/>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2895819160280"/><text:span text:style-name="Attribute">manifest:start-key-generation-name</text:span><text:alphabetical-index-mark-end text:id="IMark2895819160280"/><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215136795536096" text:continue-list="list215136114177192" text:style-name="BulletedList">
        <text:list-item text:start-value="1">
          <text:p text:style-name="P28"><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text:span><text:span text:style-name="ISO_20_Keyword">shall</text:span><text:span text:style-name="T9">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5">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2895819161528"/><text:span text:style-name="Attribute">manifest:key-size</text:span><text:alphabetical-index-mark-end text:id="IMark2895819161528"/>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895819160472"/><text:span text:style-name="Attribute">manifest:key-derivation-name</text:span><text:alphabetical-index-mark-end text:id="IMark2895819160472"/>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215135756535081" text:continue-list="list215136795536096"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9">Package consumers that support encryption </text:span><text:span text:style-name="ISO_20_Keyword">shall</text:span><text:span text:style-name="T9">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895819160856"/><text:span text:style-name="Attribute">manifest:media-type</text:span><text:alphabetical-index-mark-end text:id="IMark2895819160856"/> attribute specifies the MIME media type of a file or directory. See <text:reference-ref text:reference-format="text" text:ref-name="nref-rfc6838">[RFC6838]</text:reference-ref>.</text:p>
      <text:p text:style-name="Text_20_body">A <text:alphabetical-index-mark-start text:id="IMark2895819163160"/><text:span text:style-name="Attribute">manifest:media-type</text:span><text:alphabetical-index-mark-end text:id="IMark2895819163160"/>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attribute-manifest:preferred-view-mode"/><text:reference-mark-start text:name="line-13"/>manifest:preferred-view-mode<text:bookmark-end text:name="__RefHeading__752863_826425813"/><text:reference-mark-end text:name="line-13"/><text:reference-mark-end text:name="attribute-manifest:preferred-view-mode"/><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215136407504731" text:continue-list="list215135756535081"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895819160280"/><text:span text:style-name="Attribute">manifest:size</text:span><text:alphabetical-index-mark-end text:id="IMark2895819160280"/>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change-start text:change-id="ct2895686730784"/><text:span text:style-name="Attribute">manifest:PGPAlgorithm</text:span><text:change-end text:change-id="ct2895686730784"/> <text:change-start text:change-id="ct2895686726224"/>attribute <text:change-end text:change-id="ct2895686726224"/>contains an identifier for the PGP algorithm used for encryption in the manifest. This identifier is implementation<text:change-start text:change-id="ct2895686736064"/> <text:change-end text:change-id="ct2895686736064"/><text:change text:change-id="ct2895686731024"/>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attribute-manifest:version_element-dsig:document-signatures"/><text:reference-mark-start text:name="DDE_LINK"/><text:reference-mark-start text:name="element2-dsig:document-signatures"/>&lt;dsig:document-signatures&gt;<text:bookmark-end text:name="__RefHeading__752875_826425813"/><text:reference-mark-end text:name="element2-dsig:document-signatures"/><text:reference-mark-end text:name="DDE_LINK"/><text:reference-mark-end text:name="attribute-manifest:version_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215134998081666" text:continue-list="list215136407504731"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215135059218945" text:continue-list="list1839014956" text:style-name="Numbering_20_1">
        <text:list-item text:start-value="1">
          <text:p text:style-name="P24">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2683805318"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215136097077094" text:continue-list="list2683805318" text:style-name="Numbering_20_2">
        <text:list-item text:start-value="1">
          <text:p text:style-name="P31">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1">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215135623077541" text:continue-list="list215134998081666"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101700524"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215136505153225"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215136933676297" text:continue-list="list101700524"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215135875407042"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1">
     <draw:text-box fo:min-height="10.634cm">
      <text:p text:style-name="Figure"><draw:frame draw:style-name="fr2" draw:name="ZipFileStructure" text:anchor-type="as-char" svg:width="7.62cm" svg:height="10.629cm" draw:z-index="2"><draw:image xlink:href="Pictures/10000200000001200000019230507728F83FCFC9.gif" xlink:type="simple" xlink:show="embed" xlink:actuate="onLoad" draw:mime-type="image/gif"/>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215135970061754" text:continue-numbering="true" text:style-name="Appendix">
        <text:list-item>
          <text:h text:style-name="P18" text:outline-level="1"><text:bookmark-start text:name="__RefHeading___Toc52617_1367726301"/>Changes from “Open Document Format for Office Applications (OpenDocument) v1.3”<text:bookmark-end text:name="__RefHeading___Toc52617_1367726301"/></text:h>
        </text:list-item>
      </text:list>
      <text:list xml:id="list215136408529583" text:continue-list="list215136505153225" text:style-name="Appendix">
        <text:list-header>
          <text:p text:style-name="P23">This appendix describes changes that are related to part 2 of this specification.</text:p>
          <text:p text:style-name="P23"/>
          <text:p text:style-name="P23">The following is a list of major features that have been added. For minor features please see the lists of new and changed elements and attributes.</text:p>
          <text:p text:style-name="P23"/>
          <text:p text:style-name="P23">The following sections have been changed:</text:p>
        </text:list-header>
      </text:list>
      <text:p text:style-name="Standard"/>
      <text:list xml:id="list215136004782362" text:continue-numbering="true" text:style-name="Appendix">
        <text:list-header>
          <text:p text:style-name="P23"/>
          <text:p text:style-name="P23">The following sections are new:</text:p>
        </text:list-header>
      </text:list>
      <text:p text:style-name="Standard"/>
      <text:list xml:id="list215135896294756" text:continue-numbering="true" text:style-name="Appendix">
        <text:list-header>
          <text:p text:style-name="P23"/>
          <text:p text:style-name="P23">The following elements are new:</text:p>
        </text:list-header>
      </text:list>
      <text:p text:style-name="Standard"><text:span text:style-name="Element"/></text:p>
      <text:list xml:id="list215136246569732" text:continue-numbering="true" text:style-name="Appendix">
        <text:list-header>
          <text:p text:style-name="P23"/>
          <text:p text:style-name="P23">The following attributes are new:</text:p>
          <text:p text:style-name="P23"><text:span text:style-name="Element"/></text:p>
          <text:p text:style-name="P23"/>
          <text:p text:style-name="P23">The description of the following elements changed:</text:p>
          <text:p text:style-name="P23"><text:a xlink:type="simple" xlink:href="https://issues.oasis-open.org/browse/OFFICE-4088" text:style-name="Internet_20_link" text:visited-style-name="Visited_20_Internet_20_Link"/></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style:contextual-spacing="false"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1"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Keyword" style:family="text" style:parent-style-name="Element">
      <style:text-properties style:font-name="Courier New1"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 fo:font-family="'Courier New'" style:font-style-name="Standard" style:font-family-generic="modern" style:font-pitch="fixed" fo:language="en" fo:country="US" style:font-name-asian="Courier New" style:font-family-asian="'Courier New'" style:font-style-name-asian="Standard" style:font-family-generic-asian="modern" style:font-pitch-asian="fixed" style:font-name-complex="Courier New"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p text:style-name="MP1">OpenDocument-v1.4-part2-packages-tracked<text:tab/><text:tab/>27 April 2021</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1. All Rights Reserved.<text:tab/>Page </text:span></text:span><text:span text:style-name="Page_20_Number"><text:span text:style-name="MT1"><text:page-number text:select-page="current">35</text:page-number></text:span></text:span><text:span text:style-name="Page_20_Number"><text:span text:style-name="MT1"><text:s/>of </text:span></text:span><text:span text:style-name="Page_20_Number"><text:span text:style-name="MT1"><text:page-count style:num-format="1">35</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5</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5" meta:paragraph-count="620" meta:word-count="9283" meta:character-count="67776" meta:non-whitespace-character-count="59015"/>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